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83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3"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2"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3"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3"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3"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3"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3"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3"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3"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3"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3"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3"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3"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3"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3"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3"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3"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3"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3"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3"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3" office:value-type="string">
            <text:p>Crops with Salt Resistance or Salt Absorption are marked with these symbo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7">02/17/2018</text:date>, <text:time>15:00: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17T15:00:07.85</dc:date>
    <dc:creator>Seab Dinch</dc:creator>
    <meta:editing-duration>P48DT23H36M56S</meta:editing-duration>
    <meta:editing-cycles>946</meta:editing-cycles>
    <meta:document-statistic meta:table-count="1" meta:cell-count="5273" meta:object-count="0"/>
  </office:meta>
</office:document-meta>
</file>